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9ffd" officeooo:paragraph-rsid="00059ffd"/>
    </style:style>
    <style:style style:name="P2" style:family="paragraph" style:parent-style-name="Standard">
      <style:text-properties officeooo:rsid="0005ed9b" officeooo:paragraph-rsid="0005ed9b"/>
    </style:style>
    <style:style style:name="P3" style:family="paragraph" style:parent-style-name="Standard">
      <style:text-properties officeooo:rsid="0005ed9b" officeooo:paragraph-rsid="000e24a9"/>
    </style:style>
    <style:style style:name="P4" style:family="paragraph" style:parent-style-name="Standard">
      <style:text-properties officeooo:rsid="0007888f" officeooo:paragraph-rsid="0007888f"/>
    </style:style>
    <style:style style:name="P5" style:family="paragraph" style:parent-style-name="Standard">
      <style:text-properties officeooo:rsid="000a7357" officeooo:paragraph-rsid="000a7357"/>
    </style:style>
    <style:style style:name="P6" style:family="paragraph" style:parent-style-name="Standard">
      <style:text-properties officeooo:rsid="000c57b1" officeooo:paragraph-rsid="000c57b1"/>
    </style:style>
    <style:style style:name="P7" style:family="paragraph" style:parent-style-name="Standard">
      <style:text-properties officeooo:rsid="001074e3" officeooo:paragraph-rsid="001074e3"/>
    </style:style>
    <style:style style:name="P8" style:family="paragraph" style:parent-style-name="Standard">
      <style:text-properties officeooo:rsid="001074e3" officeooo:paragraph-rsid="001e09b8"/>
    </style:style>
    <style:style style:name="P9" style:family="paragraph" style:parent-style-name="Standard">
      <style:text-properties officeooo:rsid="0014c404" officeooo:paragraph-rsid="0014c404"/>
    </style:style>
    <style:style style:name="P10" style:family="paragraph" style:parent-style-name="Standard">
      <style:text-properties officeooo:rsid="00164f94" officeooo:paragraph-rsid="00164f94"/>
    </style:style>
    <style:style style:name="P11" style:family="paragraph" style:parent-style-name="Standard">
      <style:text-properties officeooo:rsid="00164f94" officeooo:paragraph-rsid="0017fae7"/>
    </style:style>
    <style:style style:name="P12" style:family="paragraph" style:parent-style-name="Standard">
      <style:text-properties officeooo:rsid="0017fae7" officeooo:paragraph-rsid="0017fae7"/>
    </style:style>
    <style:style style:name="P13" style:family="paragraph" style:parent-style-name="Standard">
      <style:text-properties officeooo:rsid="001a3641" officeooo:paragraph-rsid="001a3641"/>
    </style:style>
    <style:style style:name="P14" style:family="paragraph" style:parent-style-name="Standard">
      <style:text-properties officeooo:rsid="001bbcc6" officeooo:paragraph-rsid="001bbcc6"/>
    </style:style>
    <style:style style:name="P15" style:family="paragraph" style:parent-style-name="Standard">
      <style:text-properties officeooo:rsid="001bbcc6" officeooo:paragraph-rsid="001ca166"/>
    </style:style>
    <style:style style:name="P16" style:family="paragraph" style:parent-style-name="Standard">
      <style:text-properties officeooo:rsid="001bbcc6" officeooo:paragraph-rsid="001e1be1"/>
    </style:style>
    <style:style style:name="P17" style:family="paragraph" style:parent-style-name="Standard">
      <style:text-properties officeooo:rsid="001bc050" officeooo:paragraph-rsid="001bc050"/>
    </style:style>
    <style:style style:name="P18" style:family="paragraph" style:parent-style-name="Standard">
      <style:text-properties officeooo:rsid="001e09b8" officeooo:paragraph-rsid="001e09b8"/>
    </style:style>
    <style:style style:name="P19" style:family="paragraph" style:parent-style-name="Standard">
      <style:text-properties officeooo:rsid="001e1be1" officeooo:paragraph-rsid="001e1be1"/>
    </style:style>
    <style:style style:name="P20" style:family="paragraph" style:parent-style-name="Standard">
      <style:text-properties officeooo:rsid="001ef77d" officeooo:paragraph-rsid="001ef77d"/>
    </style:style>
    <style:style style:name="P21" style:family="paragraph" style:parent-style-name="Standard">
      <style:text-properties officeooo:rsid="001f6379" officeooo:paragraph-rsid="001f6379"/>
    </style:style>
    <style:style style:name="T1" style:family="text">
      <style:text-properties officeooo:rsid="0008fe02"/>
    </style:style>
    <style:style style:name="T2" style:family="text">
      <style:text-properties officeooo:rsid="000e24a9"/>
    </style:style>
    <style:style style:name="T3" style:family="text">
      <style:text-properties officeooo:rsid="0012339f"/>
    </style:style>
    <style:style style:name="T4" style:family="text">
      <style:text-properties officeooo:rsid="0017fae7"/>
    </style:style>
    <style:style style:name="T5" style:family="text">
      <style:text-properties officeooo:rsid="001ca166"/>
    </style:style>
    <style:style style:name="T6" style:family="text">
      <style:text-properties officeooo:rsid="001de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. I estimated that the output will be 11000 and the result was 11000</text:p>
      <text:p text:style-name="P2"/>
      <text:p text:style-name="P3">7. <text:span text:style-name="T2">decimal<text:tab/>binary</text:span></text:p>
      <text:p text:style-name="P3"><text:s text:c="4"/>24 <text:tab/><text:tab/>11000<text:line-break/> <text:s text:c="3"/>2<text:tab/><text:tab/>10</text:p>
      <text:p text:style-name="P2"/>
      <text:p text:style-name="P2">8. the number is completely divisible by 2 the first two times with no remainder</text:p>
      <text:p text:style-name="P5">decimal<text:tab/>binary</text:p>
      <text:p text:style-name="P5">100<text:tab/><text:tab/>1100100</text:p>
      <text:p text:style-name="P5">52<text:tab/><text:tab/>110100</text:p>
      <text:p text:style-name="P4"/>
      <text:p text:style-name="P4">9. <text:span text:style-name="T1">odd number that is greater than 4</text:span></text:p>
      <text:p text:style-name="P5">decimal<text:tab/>binary</text:p>
      <text:p text:style-name="P5">5<text:tab/><text:tab/>101</text:p>
      <text:p text:style-name="P6">69<text:tab/><text:tab/>1000101</text:p>
      <text:p text:style-name="P6"/>
      <text:p text:style-name="P7">14. <text:span text:style-name="T3">when inputting 195, the output is c3. The reverse output is c3000000</text:span></text:p>
      <text:p text:style-name="P7"/>
      <text:p text:style-name="P9">18. Th<text:span text:style-name="T4">e</text:span> predicted output is as follows:</text:p>
      <text:p text:style-name="P10">I: 11001101 j: 100110 kand: 100 kor: 11101111 kxor: 11101011 knot: 11111111111111111111111100110010</text:p>
      <text:p text:style-name="P10"/>
      <text:p text:style-name="P12">19. The output is as follows:</text:p>
      <text:p text:style-name="P11">I: 11001101 j: 100110 kand: 100 kor: 11101111 kxor: 11101011 knot: 11111111111111111111111100110010</text:p>
      <text:p text:style-name="P11"/>
      <text:p text:style-name="P13">20.</text:p>
      <text:p text:style-name="P14">Number<text:tab/>Binary<text:tab/><text:tab/>LLS<text:tab/><text:tab/>LRS<text:tab/><text:tab/>ARS</text:p>
      <text:p text:style-name="P14">2<text:tab/><text:tab/>10<text:tab/><text:tab/>100<text:tab/><text:tab/>1<text:tab/><text:tab/>1<text:tab/></text:p>
      <text:p text:style-name="P14">20<text:tab/><text:tab/>10100<text:tab/><text:tab/>101000<text:tab/>1010<text:tab/><text:tab/>1010</text:p>
      <text:p text:style-name="P11"/>
      <text:p text:style-name="P17">22.</text:p>
      <text:p text:style-name="P15">Number<text:tab/>Binary<text:tab/><text:tab/>LLS<text:tab/><text:tab/>LRS<text:tab/><text:tab/>ARS<text:tab/><text:span text:style-name="T5">DecLLS <text:s text:c="8"/>DecLRS <text:s text:c="8"/>DecARS</text:span></text:p>
      <text:p text:style-name="P8"><text:span text:style-name="T6">20<text:tab/><text:tab/>10100<text:tab/><text:tab/>101000<text:tab/>1010<text:tab/><text:tab/>1010<text:tab/>40<text:tab/><text:tab/>10<text:tab/><text:tab/>10</text:span></text:p>
      <text:p text:style-name="P18">30<text:tab/><text:tab/>11110<text:tab/><text:tab/>111100<text:tab/><text:tab/>1111<text:tab/><text:tab/>1111<text:tab/>60<text:tab/><text:tab/>15<text:tab/><text:tab/>15</text:p>
      <text:p text:style-name="P7"/>
      <text:p text:style-name="P19">24.</text:p>
      <text:p text:style-name="P16">Number<text:tab/>Binary<text:tab/><text:tab/>LLS<text:tab/><text:tab/>LRS<text:tab/><text:tab/>ARS</text:p>
      <text:p text:style-name="P19">30<text:tab/><text:tab/>11110<text:tab/><text:tab/>1111000<text:tab/>1111<text:tab/><text:tab/>1111</text:p>
      <text:p text:style-name="P19"/>
      <text:p text:style-name="P20">25. They are the same as the logical right shifts.</text:p>
      <text:p text:style-name="P20"/>
      <text:p text:style-name="P20"/>
      <text:p text:style-name="P21">36. The negative number becomes posi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9:31:47.143940886</meta:creation-date>
    <dc:date>2017-09-19T22:01:13.453039028</dc:date>
    <meta:editing-duration>PT1H48M35S</meta:editing-duration>
    <meta:editing-cycles>24</meta:editing-cycles>
    <meta:generator>LibreOffice/5.4.0.3$Linux_X86_64 LibreOffice_project/7556cbc6811c9d992f4064ab9287069087d7f62c</meta:generator>
    <meta:document-statistic meta:table-count="0" meta:image-count="0" meta:object-count="0" meta:page-count="1" meta:paragraph-count="29" meta:word-count="174" meta:character-count="1005" meta:non-whitespace-character-count="798"/>
  </office:meta>
</office:document-meta>
</file>